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b9c16" officeooo:paragraph-rsid="000b9c16"/>
    </style:style>
    <style:style style:name="P2" style:family="paragraph" style:parent-style-name="Standard">
      <style:text-properties officeooo:rsid="000b9c16" officeooo:paragraph-rsid="000d88ec"/>
    </style:style>
    <style:style style:name="P3" style:family="paragraph" style:parent-style-name="Standard">
      <style:text-properties officeooo:rsid="000d88ec" officeooo:paragraph-rsid="000d88ec"/>
    </style:style>
    <style:style style:name="P4" style:family="paragraph" style:parent-style-name="Standard">
      <style:text-properties officeooo:rsid="000eb983" officeooo:paragraph-rsid="000b9c16"/>
    </style:style>
    <style:style style:name="T1" style:family="text">
      <style:text-properties officeooo:rsid="000d88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ception detaillé</text:p>
      <text:p text:style-name="P1"/>
      <text:p text:style-name="P1">1 diagrammes des cas d'utilisations.</text:p>
      <text:p text:style-name="P1">1.2 composition du diagramme</text:p>
      <text:p text:style-name="P1"><text:tab/>Acteur : visiteur , clients , administrateur </text:p>
      <text:p text:style-name="P1">1.2.1 Visiteur : consultation du catalogue</text:p>
      <text:p text:style-name="P1"/>
      <text:p text:style-name="P1">1.2.2 client: consulter le catalogue, remplir le panier, choisir le mode de livraison, , choisir le mode de payement, l'ensemble de ses action inclus s'authentifier</text:p>
      <text:p text:style-name="P1"/>
      <text:p text:style-name="P1">1.2.3 administrateur: gestion des comptes(ajout, modification, suppression)</text:p>
      <text:p text:style-name="P3">1.2.4 commercial : gestion des articles (ajout, modifications , suppression , annonces, promotion ...)</text:p>
      <text:p text:style-name="P1"/>
      <text:p text:style-name="P1">2 Diagramme d'activité </text:p>
      <text:p text:style-name="P2">a. demande l'inscritio<text:span text:style-name="T1">n </text:span></text:p>
      <text:p text:style-name="P2"><text:tab/>Affichage de formulaire d'inscription </text:p>
      <text:p text:style-name="P2"><text:tab/> remplissage du formulaire d'inscription</text:p>
      <text:p text:style-name="P2"><text:tab/>verification les types de données (si ok ) </text:p>
      <text:p text:style-name="P2"><text:tab/>envoi à la base de donnée <text:s/></text:p>
      <text:p text:style-name="P2"><text:tab/>vérification si visiteur existe deja ( si non ) </text:p>
      <text:p text:style-name="P2"><text:tab/> inscription terminée </text:p>
      <text:p text:style-name="P1">b. <text:span text:style-name="T1">authentification </text:span></text:p>
      <text:p text:style-name="P1"><text:tab/><text:span text:style-name="T1">le client demande l'authentification (cliquant sur le bouton login )</text:span></text:p>
      <text:p text:style-name="P1"><text:tab/><text:span text:style-name="T1">le formulaire d'authentification s'affiche a l'ecran </text:span></text:p>
      <text:p text:style-name="P1"><text:tab/><text:span text:style-name="T1">le client entre son nom d'utilisateur et son mot de passe</text:span></text:p>
      <text:p text:style-name="P3"><text:tab/>le systeme vérifie les coordonnées du client dans la base de donnée </text:p>
      <text:p text:style-name="P3"><text:tab/>la confirmation du success ou échec est renvoyée au client</text:p>
      <text:p text:style-name="P3">c. </text:p>
      <text:p text:style-name="P1"><text:tab/></text:p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05T12:28:35.537893003</meta:creation-date>
    <dc:date>2022-08-05T15:20:02.432595641</dc:date>
    <meta:editing-duration>PT2H35M45S</meta:editing-duration>
    <meta:editing-cycles>3</meta:editing-cycles>
    <meta:generator>LibreOffice/4.4.0.3$MacOSX_X86_64 LibreOffice_project/de093506bcdc5fafd9023ee680b8c60e3e0645d7</meta:generator>
    <meta:document-statistic meta:table-count="0" meta:image-count="0" meta:object-count="0" meta:page-count="1" meta:paragraph-count="24" meta:word-count="161" meta:character-count="1116" meta:non-whitespace-character-count="950"/>
  </office:meta>
</office:document-meta>
</file>